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499cm" fo:text-align="justify" style:justify-single-word="false"/>
    </style:style>
    <style:style style:name="P3" style:family="paragraph" style:parent-style-name="Preformatted_20_Text">
      <style:paragraph-properties fo:background-color="#ffffff">
        <style:background-image/>
      </style:paragraph-properties>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text-align="justify" style:justify-single-word="false" fo:background-color="#cccccc">
        <style:background-image/>
      </style:paragraph-properties>
    </style:style>
    <style:style style:name="P6" style:family="paragraph" style:parent-style-name="Standard" style:list-style-name="L1"/>
    <style:style style:name="P7" style:family="paragraph" style:parent-style-name="Standard">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Standard" style:list-style-name="L3"/>
    <style:style style:name="P10" style:family="paragraph" style:parent-style-name="Standard" style:list-style-name="L4"/>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background-color="#cccccc">
        <style:background-image/>
      </style:paragraph-properties>
    </style:style>
    <style:style style:name="P15" style:family="paragraph" style:parent-style-name="Standard">
      <style:paragraph-properties fo:background-color="#cccccc">
        <style:background-image/>
      </style:paragraph-properties>
      <style:text-properties style:font-name="Courier New" fo:font-size="10pt" style:font-size-asian="10pt" style:font-size-complex="10pt"/>
    </style:style>
    <style:style style:name="P16" style:family="paragraph" style:parent-style-name="Standard">
      <style:paragraph-properties fo:text-align="justify" style:justify-single-word="false" fo:background-color="#ffffff">
        <style:background-image/>
      </style:paragraph-properties>
    </style:style>
    <style:style style:name="P17" style:family="paragraph" style:parent-style-name="Standard">
      <style:paragraph-properties fo:margin-top="0cm" fo:margin-bottom="0.499cm" fo:text-align="justify" style:justify-single-word="false"/>
    </style:style>
    <style:style style:name="P18" style:family="paragraph" style:parent-style-name="Preformatted_20_Text">
      <style:paragraph-properties fo:background-color="#cccccc">
        <style:background-image/>
      </style:paragraph-properties>
    </style:style>
    <style:style style:name="P19" style:family="paragraph" style:parent-style-name="Preformatted_20_Text">
      <style:paragraph-properties fo:text-align="justify" style:justify-single-word="false" fo:background-color="#cccccc">
        <style:background-image/>
      </style:paragraph-properties>
    </style:style>
    <style:style style:name="P20" style:family="paragraph" style:parent-style-name="Preformatted_20_Text">
      <style:paragraph-properties fo:text-align="justify" style:justify-single-word="false" fo:background-color="#cccccc">
        <style:background-image/>
      </style:paragraph-properties>
      <style:text-properties fo:font-weight="normal" style:font-weight-asian="normal" style:font-weight-complex="normal"/>
    </style:style>
    <style:style style:name="P21" style:family="paragraph" style:parent-style-name="Preformatted_20_Text">
      <style:paragraph-properties fo:text-align="start" style:justify-single-word="false" fo:background-color="#cccccc">
        <style:background-image/>
      </style:paragraph-properties>
    </style:style>
    <style:style style:name="P22" style:family="paragraph" style:parent-style-name="Preformatted_20_Text">
      <style:paragraph-properties fo:text-align="justify" style:justify-single-word="false" fo:background-color="#cccccc">
        <style:background-image/>
      </style:paragraph-properties>
      <style:text-properties fo:font-weight="bold" style:font-weight-asian="bold" style:font-weight-complex="bold"/>
    </style:style>
    <style:style style:name="P23" style:family="paragraph" style:parent-style-name="Preformatted_20_Text">
      <style:paragraph-properties fo:margin-top="0cm" fo:margin-bottom="0.499cm" fo:background-color="#cccccc">
        <style:background-image/>
      </style:paragraph-properties>
    </style:style>
    <style:style style:name="P24" style:family="paragraph" style:parent-style-name="Preformatted_20_Text">
      <style:paragraph-properties fo:margin-top="0cm" fo:margin-bottom="0.499cm" fo:text-align="start" style:justify-single-word="false" fo:background-color="#cccccc">
        <style:background-image/>
      </style:paragraph-properties>
    </style:style>
    <style:style style:name="P25" style:family="paragraph" style:parent-style-name="Heading_20_1">
      <style:paragraph-properties fo:text-align="center" style:justify-single-word="false"/>
    </style:style>
    <style:style style:name="T1" style:family="text">
      <style:text-properties fo:color="#555555"/>
    </style:style>
    <style:style style:name="T2" style:family="text">
      <style:text-properties fo:color="#555555"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font-size-complex="10pt"/>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P25" text:outline-level="1">Arrowhead Gatekeeper Core Service 4.1.3 ­ Release Notes</text:h>
      <text:h text:style-name="P25"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Gatekeeper Core Service 4.1.3 and shows the key differences between the new interface and the old one.</text:p>
      <text:h text:style-name="Heading_20_2" text:outline-level="2">Client Services </text:h>
      <text:p text:style-name="Standard">These services can be used by providers and consumers of the Arrowhead Cloud.</text:p>
      <text:p text:style-name="Standard"/>
      <text:p text:style-name="Standard"><text:span text:style-name="T3">Uri</text:span>: /gatekeeper/echo </text:p>
      <text:p text:style-name="Standard"><text:span text:style-name="T3">Type</text:span>: GET</text:p>
      <text:p text:style-name="Standard"/>
      <text:p text:style-name="P1">Returns a “Got it” message with the purpose of testing the core service availability.</text:p>
      <text:p text:style-name="Standard"/>
      <text:p text:style-name="Standard"><text:span text:style-name="T4">4.1.2 version</text:span>: GET /gatekeeper/mgmt</text:p>
      <text:p text:style-name="P1">It was only available for system operator of the local cloud.</text:p>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3">Uri</text:span>: /gatekeeper/mgmt/clouds</text:p>
      <text:p text:style-name="Standard"><text:span text:style-name="T3">Type</text:span>: GET</text:p>
      <text:p text:style-name="Standard"><text:span text:style-name="T3">Query params</text:span>: </text:p>
      <text:list xml:id="list5323721416115559032" text:style-name="L1">
        <text:list-item>
          <text:p text:style-name="P6"><text:span text:style-name="T4">page</text:span> – zero-based page index (optional),</text:p>
        </text:list-item>
        <text:list-item>
          <text:p text:style-name="P6"><text:span text:style-name="T4">item_per_page</text:span> – maximum number of items returned (optional),</text:p>
        </text:list-item>
        <text:list-item>
          <text:p text:style-name="P6"><text:span text:style-name="T4">sort_field</text:span> – sort field (optional, default: id, possible values: id, operator, name, createdAt, updatedAt),</text:p>
        </text:list-item>
        <text:list-item>
          <text:p text:style-name="P6"><text:span text:style-name="T4">direction</text:span> – direction of sorting (optional, default: ASC, possible values: ASC or DESC)</text:p>
        </text:list-item>
      </text:list>
      <text:p text:style-name="P1">Returns a page of cloud records. If page and item_per_page are not defined, returns all records. </text:p>
      <text:p text:style-name="P1"/>
      <text:p text:style-name="P1">Returned JSON structure:</text:p>
      <text:p text:style-name="P4"/>
      <text:p text:style-name="P18">{</text:p>
      <text:p text:style-name="P18"><text:span text:style-name="T1"><text:s text:c="2"/>"count"</text:span>:<text:span text:style-name="T1"> </text:span><text:span text:style-name="T2">0</text:span>,</text:p>
      <text:p text:style-name="P18"><text:span text:style-name="T1"><text:s text:c="2"/>"data"</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name"</text:span>:<text:span text:style-name="T1"> "string"</text:span>,</text:p>
      <text:p text:style-name="P18"><text:soft-page-break/><text:span text:style-name="T1"><text:s text:c="6"/>"operator"</text:span>:<text:span text:style-name="T1"> "string"</text:span>,</text:p>
      <text:p text:style-name="P18"><text:span text:style-name="T1"><text:s text:c="6"/>"authenticationInfo"</text:span>:<text:span text:style-name="T1"> "string"</text:span>,</text:p>
      <text:p text:style-name="P18"><text:span text:style-name="T1"><text:s text:c="6"/>"secure"</text:span>:<text:span text:style-name="T1"> </text:span>true,</text:p>
      <text:p text:style-name="P18"><text:span text:style-name="T1"><text:s text:c="6"/>"neighbor"</text:span>:<text:span text:style-name="T1"> </text:span>true,</text:p>
      <text:p text:style-name="P18"><text:span text:style-name="T1"><text:s text:c="6"/>"ownCloud"</text:span>:<text:span text:style-name="T1"> false</text:span>,</text:p>
      <text:p text:style-name="P18"><text:span text:style-name="T1"><text:s text:c="6"/>"gatekeeperRelays"</text:span>:<text:span text:style-name="T1"> </text:span>[</text:p>
      <text:p text:style-name="P18"><text:span text:style-name="T1"><text:s text:c="8"/></text:span>{</text:p>
      <text:p text:style-name="P18"><text:span text:style-name="T1"><text:s text:c="10"/>"id"</text:span>:<text:span text:style-name="T1"> </text:span><text:span text:style-name="T2">0</text:span>,</text:p>
      <text:p text:style-name="P18"><text:span text:style-name="T1"><text:s text:c="10"/>"address"</text:span>:<text:span text:style-name="T1"> "string"</text:span>,</text:p>
      <text:p text:style-name="P18"><text:span text:style-name="T1"><text:s text:c="10"/>"port"</text:span>:<text:span text:style-name="T1"> </text:span><text:span text:style-name="T2">0</text:span>,</text:p>
      <text:p text:style-name="P18"><text:span text:style-name="T1"><text:s text:c="10"/>"type"</text:span>:<text:span text:style-name="T1"> "GATEKEEPER_RELAY"</text:span>,</text:p>
      <text:p text:style-name="P18"><text:span text:style-name="T1"><text:s text:c="10"/>"exclusive"</text:span>:<text:span text:style-name="T1"> false</text:span>,</text:p>
      <text:p text:style-name="P18"><text:span text:style-name="T1"><text:s text:c="10"/>"secure"</text:span>:<text:span text:style-name="T1"> </text:span>true,</text:p>
      <text:p text:style-name="P18"><text:span text:style-name="T1"><text:s text:c="10"/>"createdAt"</text:span>:<text:span text:style-name="T1"> "string"</text:span>,</text:p>
      <text:p text:style-name="P18"><text:span text:style-name="T1"><text:s text:c="10"/>"updatedAt"</text:span>:<text:span text:style-name="T1"> "string"</text:span></text:p>
      <text:p text:style-name="P18"><text:span text:style-name="T1"><text:s text:c="8"/></text:span>}</text:p>
      <text:p text:style-name="P18"><text:span text:style-name="T1"><text:s text:c="6"/></text:span>],</text:p>
      <text:p text:style-name="P18"><text:span text:style-name="T1"><text:s text:c="6"/>"gatewayRelays"</text:span>:<text:span text:style-name="T1"> </text:span>[</text:p>
      <text:p text:style-name="P18"><text:span text:style-name="T1"><text:s text:c="8"/></text:span>{</text:p>
      <text:p text:style-name="P18"><text:span text:style-name="T1"><text:s text:c="10"/>"id"</text:span>:<text:span text:style-name="T1"> </text:span><text:span text:style-name="T2">0</text:span>,</text:p>
      <text:p text:style-name="P18"><text:span text:style-name="T1"><text:s text:c="10"/>"address"</text:span>:<text:span text:style-name="T1"> "string"</text:span>,</text:p>
      <text:p text:style-name="P18"><text:span text:style-name="T1"><text:s text:c="10"/>"port"</text:span>:<text:span text:style-name="T1"> </text:span><text:span text:style-name="T2">0</text:span>,</text:p>
      <text:p text:style-name="P18"><text:span text:style-name="T1"><text:s text:c="10"/>"type"</text:span>:<text:span text:style-name="T1"> "GATEWAY_RELAY"</text:span>,</text:p>
      <text:p text:style-name="P18"><text:span text:style-name="T1"><text:s text:c="10"/>"exclusive"</text:span>:<text:span text:style-name="T1"> </text:span>true,</text:p>
      <text:p text:style-name="P18"><text:span text:style-name="T1"><text:s text:c="10"/>"secure"</text:span>:<text:span text:style-name="T1"> </text:span>true,</text:p>
      <text:p text:style-name="P18"><text:span text:style-name="T1"><text:s text:c="10"/>"createdAt"</text:span>:<text:span text:style-name="T1"> "string"</text:span>,</text:p>
      <text:p text:style-name="P18"><text:span text:style-name="T1"><text:s text:c="10"/>"updatedAt"</text:span>:<text:span text:style-name="T1"> "string"</text:span></text:p>
      <text:p text:style-name="P18"><text:span text:style-name="T1"><text:s text:c="8"/></text:span>}</text:p>
      <text:p text:style-name="P18"><text:span text:style-name="T1"><text:s text:c="6"/></text:span>],</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23">}</text:p>
      <text:p text:style-name="P1">Gatekeepers of different clouds does not communicate directly each other any more in version 4.1.3. Instead, they uses relays to send and receive messages, so every cloud has a list a relays which can be used to communicate with that cloud's gatekeeper. Consumers and providers in different clouds may have to communicate each other through relays too such as before (we refered relays as brokers in the previous version). Clouds can define exclusive relays for consumer-provider communication to avoid using public relays.</text:p>
      <text:p text:style-name="P1"/>
      <text:p text:style-name="P1"><text:span text:style-name="T4">4.1.2 version</text:span>: GET /gatekeeper/mgmt/neighborhood</text:p>
      <text:p text:style-name="P1">This version returned only neighbour clouds and did not provide paging feature. Also, the returning objects were very different: it contains information to direct access the cloud's gatekeeper and did not contain time information.</text:p>
      <text:p text:style-name="P1"/>
      <text:p text:style-name="Standard"><text:span text:style-name="T3">Uri</text:span>: /gatekeeper/mgmt/clouds</text:p>
      <text:p text:style-name="Standard"><text:span text:style-name="T3">Type</text:span>: POST</text:p>
      <text:p text:style-name="Standard"/>
      <text:p text:style-name="P1">Creates cloud records and returns the newly created records. </text:p>
      <text:p text:style-name="P1"/>
      <text:p text:style-name="P1">Input JSON structure:</text:p>
      <text:p text:style-name="P1"/>
      <text:p text:style-name="P18">[</text:p>
      <text:p text:style-name="P18"><text:span text:style-name="T1"><text:s text:c="2"/></text:span>{</text:p>
      <text:p text:style-name="P18"><text:span text:style-name="T1"><text:s text:c="4"/>"operator"</text:span>:<text:span text:style-name="T1"> "string"</text:span>,</text:p>
      <text:p text:style-name="P18"><text:span text:style-name="T1"><text:s text:c="4"/>"name"</text:span>:<text:span text:style-name="T1"> "string"</text:span>,</text:p>
      <text:p text:style-name="P18"><text:span text:style-name="T1"><text:s text:c="4"/>"authenticationInfo"</text:span>:<text:span text:style-name="T1"> "string"</text:span>,</text:p>
      <text:p text:style-name="P18"><text:soft-page-break/><text:span text:style-name="T1"><text:s text:c="4"/>"neighbor"</text:span>:<text:span text:style-name="T1"> </text:span>true,</text:p>
      <text:p text:style-name="P18"><text:span text:style-name="T1"><text:s text:c="4"/>"secure"</text:span>:<text:span text:style-name="T1"> </text:span>true,</text:p>
      <text:p text:style-name="P18"><text:span text:style-name="T1"><text:s text:c="4"/>"gatekeeperRelayIds"</text:span>:<text:span text:style-name="T1"> </text:span>[</text:p>
      <text:p text:style-name="P18"><text:span text:style-name="T1"><text:s text:c="6"/></text:span><text:span text:style-name="T2">0</text:span></text:p>
      <text:p text:style-name="P18"><text:span text:style-name="T1"><text:s text:c="4"/></text:span>],</text:p>
      <text:p text:style-name="P18"><text:span text:style-name="T1"><text:s text:c="4"/>"gatewayRelayIds"</text:span>:<text:span text:style-name="T1"> </text:span>[</text:p>
      <text:p text:style-name="P18"><text:span text:style-name="T1"><text:s text:c="6"/></text:span><text:span text:style-name="T2">0</text:span></text:p>
      <text:p text:style-name="P18"><text:span text:style-name="T1"><text:s text:c="4"/></text:span>]</text:p>
      <text:p text:style-name="P18"><text:span text:style-name="T1"><text:s text:c="2"/></text:span>}</text:p>
      <text:p text:style-name="P23">]</text:p>
      <text:p text:style-name="P1">Returned JSON structure:</text:p>
      <text:p text:style-name="Standard"/>
      <text:p text:style-name="P18">{</text:p>
      <text:p text:style-name="P18"><text:span text:style-name="T1"><text:s text:c="2"/>"count"</text:span>:<text:span text:style-name="T1"> </text:span><text:span text:style-name="T2">0</text:span>,</text:p>
      <text:p text:style-name="P18"><text:span text:style-name="T1"><text:s text:c="2"/>"data"</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name"</text:span>:<text:span text:style-name="T1"> "string"</text:span>,</text:p>
      <text:p text:style-name="P18"><text:span text:style-name="T1"><text:s text:c="6"/>"operator"</text:span>:<text:span text:style-name="T1"> "string"</text:span>,</text:p>
      <text:p text:style-name="P18"><text:span text:style-name="T1"><text:s text:c="6"/>"authenticationInfo"</text:span>:<text:span text:style-name="T1"> "string"</text:span>,</text:p>
      <text:p text:style-name="P18"><text:span text:style-name="T1"><text:s text:c="6"/>"secure"</text:span>:<text:span text:style-name="T1"> </text:span>true,</text:p>
      <text:p text:style-name="P18"><text:span text:style-name="T1"><text:s text:c="6"/>"neighbor"</text:span>:<text:span text:style-name="T1"> </text:span>true,</text:p>
      <text:p text:style-name="P18"><text:span text:style-name="T1"><text:s text:c="6"/>"ownCloud"</text:span>:<text:span text:style-name="T1"> false</text:span>,</text:p>
      <text:p text:style-name="P18"><text:span text:style-name="T1"><text:s text:c="6"/>"gatekeeperRelays"</text:span>:<text:span text:style-name="T1"> </text:span>[</text:p>
      <text:p text:style-name="P18"><text:span text:style-name="T1"><text:s text:c="8"/></text:span>{</text:p>
      <text:p text:style-name="P18"><text:span text:style-name="T1"><text:s text:c="10"/>"id"</text:span>:<text:span text:style-name="T1"> </text:span><text:span text:style-name="T2">0</text:span>,</text:p>
      <text:p text:style-name="P18"><text:span text:style-name="T1"><text:s text:c="10"/>"address"</text:span>:<text:span text:style-name="T1"> "string"</text:span>,</text:p>
      <text:p text:style-name="P18"><text:span text:style-name="T1"><text:s text:c="10"/>"port"</text:span>:<text:span text:style-name="T1"> </text:span><text:span text:style-name="T2">0</text:span>,</text:p>
      <text:p text:style-name="P18"><text:span text:style-name="T1"><text:s text:c="10"/>"type"</text:span>:<text:span text:style-name="T1"> "GATEKEEPER_RELAY"</text:span>,</text:p>
      <text:p text:style-name="P18"><text:span text:style-name="T1"><text:s text:c="10"/>"exclusive"</text:span>:<text:span text:style-name="T1"> false</text:span>,</text:p>
      <text:p text:style-name="P18"><text:span text:style-name="T1"><text:s text:c="10"/>"secure"</text:span>:<text:span text:style-name="T1"> </text:span>true,</text:p>
      <text:p text:style-name="P18"><text:span text:style-name="T1"><text:s text:c="10"/>"createdAt"</text:span>:<text:span text:style-name="T1"> "string"</text:span>,</text:p>
      <text:p text:style-name="P18"><text:span text:style-name="T1"><text:s text:c="10"/>"updatedAt"</text:span>:<text:span text:style-name="T1"> "string"</text:span></text:p>
      <text:p text:style-name="P18"><text:span text:style-name="T1"><text:s text:c="8"/></text:span>}</text:p>
      <text:p text:style-name="P18"><text:span text:style-name="T1"><text:s text:c="6"/></text:span>],</text:p>
      <text:p text:style-name="P18"><text:span text:style-name="T1"><text:s text:c="6"/>"gatewayRelays"</text:span>:<text:span text:style-name="T1"> </text:span>[</text:p>
      <text:p text:style-name="P18"><text:span text:style-name="T1"><text:s text:c="8"/></text:span>{</text:p>
      <text:p text:style-name="P18"><text:span text:style-name="T1"><text:s text:c="10"/>"id"</text:span>:<text:span text:style-name="T1"> </text:span><text:span text:style-name="T2">0</text:span>,</text:p>
      <text:p text:style-name="P18"><text:span text:style-name="T1"><text:s text:c="10"/>"address"</text:span>:<text:span text:style-name="T1"> "string"</text:span>,</text:p>
      <text:p text:style-name="P18"><text:span text:style-name="T1"><text:s text:c="10"/>"port"</text:span>:<text:span text:style-name="T1"> </text:span><text:span text:style-name="T2">0</text:span>,</text:p>
      <text:p text:style-name="P18"><text:span text:style-name="T1"><text:s text:c="10"/>"type"</text:span>:<text:span text:style-name="T1"> "GATEWAY_RELAY"</text:span>,</text:p>
      <text:p text:style-name="P18"><text:span text:style-name="T1"><text:s text:c="10"/>"exclusive"</text:span>:<text:span text:style-name="T1"> </text:span>true,</text:p>
      <text:p text:style-name="P18"><text:span text:style-name="T1"><text:s text:c="10"/>"secure"</text:span>:<text:span text:style-name="T1"> </text:span>true,</text:p>
      <text:p text:style-name="P18"><text:span text:style-name="T1"><text:s text:c="10"/>"createdAt"</text:span>:<text:span text:style-name="T1"> "string"</text:span>,</text:p>
      <text:p text:style-name="P18"><text:span text:style-name="T1"><text:s text:c="10"/>"updatedAt"</text:span>:<text:span text:style-name="T1"> "string"</text:span></text:p>
      <text:p text:style-name="P18"><text:span text:style-name="T1"><text:s text:c="8"/></text:span>}</text:p>
      <text:p text:style-name="P18"><text:span text:style-name="T1"><text:s text:c="6"/></text:span>],</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23">}</text:p>
      <text:p text:style-name="P1"><text:span text:style-name="T4">4.1.2 version</text:span>: POST /gatekeeper/mgmt/neighborhood</text:p>
      <text:p text:style-name="P1">This version required gatekeeper direct access informations instead of relay ids.</text:p>
      <text:p text:style-name="P1"/>
      <text:p text:style-name="Standard"><text:span text:style-name="T3">Uri</text:span>: /gatekeeper/mgmt/clouds/{id} </text:p>
      <text:p text:style-name="Standard"><text:span text:style-name="T3">Type</text:span>: GET</text:p>
      <text:p text:style-name="Standard"/>
      <text:p text:style-name="P1">Returns the cloud record specified by the id path parameter.</text:p>
      <text:p text:style-name="P1"><text:soft-page-break/></text:p>
      <text:p text:style-name="P1">Returned JSON structure: </text:p>
      <text:p text:style-name="P1"/>
      <text:p text:style-name="P18">{</text:p>
      <text:p text:style-name="P18"><text:span text:style-name="T1"><text:s text:c="2"/>"id"</text:span>:<text:span text:style-name="T1"> </text:span><text:span text:style-name="T2">0</text:span>,</text:p>
      <text:p text:style-name="P18"><text:span text:style-name="T1"><text:s text:c="2"/>"name"</text:span>:<text:span text:style-name="T1"> "string"</text:span>,</text:p>
      <text:p text:style-name="P18"><text:span text:style-name="T1"><text:s text:c="2"/>"operator"</text:span>:<text:span text:style-name="T1"> "string"</text:span>,</text:p>
      <text:p text:style-name="P18"><text:span text:style-name="T1"><text:s text:c="2"/>"authenticationInfo"</text:span>:<text:span text:style-name="T1"> "string"</text:span>,</text:p>
      <text:p text:style-name="P18"><text:span text:style-name="T1"><text:s text:c="2"/>"secure"</text:span>:<text:span text:style-name="T1"> </text:span>true,</text:p>
      <text:p text:style-name="P18"><text:span text:style-name="T1"><text:s text:c="2"/>"neighbor"</text:span>:<text:span text:style-name="T1"> </text:span>true,</text:p>
      <text:p text:style-name="P18"><text:span text:style-name="T1"><text:s text:c="2"/>"ownCloud"</text:span>:<text:span text:style-name="T1"> false</text:span>,</text:p>
      <text:p text:style-name="P18"><text:span text:style-name="T1"><text:s text:c="2"/>"gatekeeperRelays"</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address"</text:span>:<text:span text:style-name="T1"> "string"</text:span>,</text:p>
      <text:p text:style-name="P18"><text:span text:style-name="T1"><text:s text:c="6"/>"port"</text:span>:<text:span text:style-name="T1"> </text:span><text:span text:style-name="T2">0</text:span>,</text:p>
      <text:p text:style-name="P18"><text:span text:style-name="T1"><text:s text:c="6"/>"type"</text:span>:<text:span text:style-name="T1"> "GATEKEEPER_RELAY"</text:span>,</text:p>
      <text:p text:style-name="P18"><text:span text:style-name="T1"><text:s text:c="6"/>"exclusive"</text:span>:<text:span text:style-name="T1"> false</text:span>,</text:p>
      <text:p text:style-name="P18"><text:span text:style-name="T1"><text:s text:c="6"/>"secure"</text:span>:<text:span text:style-name="T1"> </text:span>true,</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18"><text:span text:style-name="T1"><text:s text:c="2"/>"gatewayRelays"</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address"</text:span>:<text:span text:style-name="T1"> "string"</text:span>,</text:p>
      <text:p text:style-name="P18"><text:span text:style-name="T1"><text:s text:c="6"/>"port"</text:span>:<text:span text:style-name="T1"> </text:span><text:span text:style-name="T2">0</text:span>,</text:p>
      <text:p text:style-name="P18"><text:span text:style-name="T1"><text:s text:c="6"/>"type"</text:span>:<text:span text:style-name="T1"> "GATEWAY_RELAY"</text:span>,</text:p>
      <text:p text:style-name="P18"><text:span text:style-name="T1"><text:s text:c="6"/>"exclusive"</text:span>:<text:span text:style-name="T1"> </text:span>true,</text:p>
      <text:p text:style-name="P18"><text:span text:style-name="T1"><text:s text:c="6"/>"secure"</text:span>:<text:span text:style-name="T1"> </text:span>true,</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18"><text:span text:style-name="T1"><text:s text:c="2"/>"createdAt"</text:span>:<text:span text:style-name="T1"> "string"</text:span>,</text:p>
      <text:p text:style-name="P18"><text:span text:style-name="T1"><text:s text:c="2"/>"updatedAt"</text:span>:<text:span text:style-name="T1"> "string"</text:span></text:p>
      <text:p text:style-name="P5">}</text:p>
      <text:p text:style-name="P3"/>
      <text:p text:style-name="P16"><text:span text:style-name="T4">4.1.2 version</text:span>: Not existed.</text:p>
      <text:p text:style-name="P16"/>
      <text:p text:style-name="P1"><text:span text:style-name="T3">Uri</text:span>: /gatekeeper/mgmt/clouds/{id}</text:p>
      <text:p text:style-name="P1"><text:span text:style-name="T3">Type</text:span>: PUT</text:p>
      <text:p text:style-name="P1"/>
      <text:p text:style-name="P1">Updates the cloud specified by id path parameter and returns the updated record.</text:p>
      <text:p text:style-name="P1"/>
      <text:p text:style-name="P1">Input JSON:</text:p>
      <text:p text:style-name="P1"/>
      <text:p text:style-name="P14"><text:span text:style-name="T1"><text:s/></text:span><text:span text:style-name="T5">{</text:span></text:p>
      <text:p text:style-name="P18"><text:span text:style-name="T1"><text:s text:c="2"/>"operator"</text:span>:<text:span text:style-name="T1"> "string"</text:span>,</text:p>
      <text:p text:style-name="P18"><text:span text:style-name="T1"><text:s text:c="2"/>"name"</text:span>:<text:span text:style-name="T1"> "string"</text:span>,</text:p>
      <text:p text:style-name="P18"><text:span text:style-name="T1"><text:s text:c="2"/>"authenticationInfo"</text:span>:<text:span text:style-name="T1"> "string"</text:span>,</text:p>
      <text:p text:style-name="P18"><text:span text:style-name="T1"><text:s text:c="2"/>"neighbor"</text:span>:<text:span text:style-name="T1"> </text:span>true,</text:p>
      <text:p text:style-name="P18"><text:span text:style-name="T1"><text:s text:c="2"/>"secure"</text:span>:<text:span text:style-name="T1"> </text:span>true,</text:p>
      <text:p text:style-name="P18"><text:span text:style-name="T1"><text:s text:c="2"/>"gatekeeperRelayIds"</text:span>:<text:span text:style-name="T1"> </text:span>[</text:p>
      <text:p text:style-name="P18"><text:span text:style-name="T1"><text:s text:c="4"/></text:span><text:span text:style-name="T2">0</text:span></text:p>
      <text:p text:style-name="P18"><text:span text:style-name="T1"><text:s text:c="2"/></text:span>],</text:p>
      <text:p text:style-name="P18"><text:span text:style-name="T1"><text:s text:c="2"/>"gatewayRelayIds"</text:span>:<text:span text:style-name="T1"> </text:span>[</text:p>
      <text:p text:style-name="P18"><text:span text:style-name="T1"><text:s text:c="4"/></text:span><text:span text:style-name="T2">0</text:span></text:p>
      <text:p text:style-name="P18"><text:span text:style-name="T1"><text:s text:c="2"/></text:span>]</text:p>
      <text:p text:style-name="P5">}</text:p>
      <text:p text:style-name="Standard"><text:soft-page-break/><text:span text:style-name="T3"/></text:p>
      <text:p text:style-name="P12">Returned JSON structure:</text:p>
      <text:p text:style-name="P11"/>
      <text:p text:style-name="P18">{</text:p>
      <text:p text:style-name="P18"><text:span text:style-name="T1"><text:s text:c="2"/>"id"</text:span>:<text:span text:style-name="T1"> </text:span><text:span text:style-name="T2">0</text:span>,</text:p>
      <text:p text:style-name="P18"><text:span text:style-name="T1"><text:s text:c="2"/>"name"</text:span>:<text:span text:style-name="T1"> "string"</text:span>,</text:p>
      <text:p text:style-name="P18"><text:span text:style-name="T1"><text:s text:c="2"/>"operator"</text:span>:<text:span text:style-name="T1"> "string"</text:span>,</text:p>
      <text:p text:style-name="P18"><text:span text:style-name="T1"><text:s text:c="2"/>"authenticationInfo"</text:span>:<text:span text:style-name="T1"> "string"</text:span>,</text:p>
      <text:p text:style-name="P18"><text:span text:style-name="T1"><text:s text:c="2"/>"secure"</text:span>:<text:span text:style-name="T1"> </text:span>true,</text:p>
      <text:p text:style-name="P18"><text:span text:style-name="T1"><text:s text:c="2"/>"neighbor"</text:span>:<text:span text:style-name="T1"> </text:span>true,</text:p>
      <text:p text:style-name="P18"><text:span text:style-name="T1"><text:s text:c="2"/>"ownCloud"</text:span>:<text:span text:style-name="T1"> false</text:span>,</text:p>
      <text:p text:style-name="P18"><text:span text:style-name="T1"><text:s text:c="2"/>"gatekeeperRelays"</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address"</text:span>:<text:span text:style-name="T1"> "string"</text:span>,</text:p>
      <text:p text:style-name="P18"><text:span text:style-name="T1"><text:s text:c="6"/>"port"</text:span>:<text:span text:style-name="T1"> </text:span><text:span text:style-name="T2">0</text:span>,</text:p>
      <text:p text:style-name="P18"><text:span text:style-name="T1"><text:s text:c="6"/>"type"</text:span>:<text:span text:style-name="T1"> "GATEKEEPER_RELAY"</text:span>,</text:p>
      <text:p text:style-name="P18"><text:span text:style-name="T1"><text:s text:c="6"/>"exclusive"</text:span>:<text:span text:style-name="T1"> false</text:span>,</text:p>
      <text:p text:style-name="P18"><text:span text:style-name="T1"><text:s text:c="6"/>"secure"</text:span>:<text:span text:style-name="T1"> </text:span>true,</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18"><text:span text:style-name="T1"><text:s text:c="2"/>"gatewayRelays"</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address"</text:span>:<text:span text:style-name="T1"> "string"</text:span>,</text:p>
      <text:p text:style-name="P18"><text:span text:style-name="T1"><text:s text:c="6"/>"port"</text:span>:<text:span text:style-name="T1"> </text:span><text:span text:style-name="T2">0</text:span>,</text:p>
      <text:p text:style-name="P18"><text:span text:style-name="T1"><text:s text:c="6"/>"type"</text:span>:<text:span text:style-name="T1"> "GATEWAY_RELAY"</text:span>,</text:p>
      <text:p text:style-name="P18"><text:span text:style-name="T1"><text:s text:c="6"/>"exclusive"</text:span>:<text:span text:style-name="T1"> </text:span>true,</text:p>
      <text:p text:style-name="P18"><text:span text:style-name="T1"><text:s text:c="6"/>"secure"</text:span>:<text:span text:style-name="T1"> </text:span>true,</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18"><text:span text:style-name="T1"><text:s text:c="2"/>"createdAt"</text:span>:<text:span text:style-name="T1"> "string"</text:span>,</text:p>
      <text:p text:style-name="P18"><text:span text:style-name="T1"><text:s text:c="2"/>"updatedAt"</text:span>:<text:span text:style-name="T1"> "string"</text:span></text:p>
      <text:p text:style-name="P20">}</text:p>
      <text:p text:style-name="Standard"><text:span text:style-name="T3"/></text:p>
      <text:p text:style-name="P11"><text:span text:style-name="T4">4.1.2 version</text:span>: PUT /gatekeeper/mgmt/neighborhood</text:p>
      <text:p text:style-name="P11">This version used operator and name to identify which cloud will be updated. And the input and output JSON structure was different.</text:p>
      <text:p text:style-name="P11"/>
      <text:p text:style-name="Standard"><text:span text:style-name="T3">Uri</text:span>: /gatekeeper/mgmt/clouds/{id} </text:p>
      <text:p text:style-name="Standard"><text:span text:style-name="T3">Type</text:span>: DELETE</text:p>
      <text:p text:style-name="Standard"/>
      <text:p text:style-name="P1">Removes the cloud record specified by the id path parameter.</text:p>
      <text:p text:style-name="P1"/>
      <text:p text:style-name="P1"><text:span text:style-name="T4">4.1.2 version</text:span>: Not existed.</text:p>
      <text:p text:style-name="P1"/>
      <text:p text:style-name="P1"><text:span text:style-name="T3">Uri</text:span>: /gatekeeper/mgmt/clouds/assign</text:p>
      <text:p text:style-name="P1"><text:span text:style-name="T3">Type</text:span>: POST</text:p>
      <text:p text:style-name="P1"/>
      <text:p text:style-name="P1">Assigns gatekeeper and/or exclusive gateway relays to a cloud and returns the updated cloud.</text:p>
      <text:p text:style-name="P1"/>
      <text:p text:style-name="P1">Input JSON:</text:p>
      <text:p text:style-name="P1"/>
      <text:p text:style-name="P21">{</text:p>
      <text:p text:style-name="P21"><text:span text:style-name="T1"><text:s text:c="2"/>"cloudId"</text:span>:<text:span text:style-name="T1"> </text:span><text:span text:style-name="T2">0</text:span>,</text:p>
      <text:p text:style-name="P21"><text:soft-page-break/><text:span text:style-name="T1"><text:s text:c="2"/>"gatekeeperRelayIds"</text:span>:<text:span text:style-name="T1"> </text:span>[</text:p>
      <text:p text:style-name="P21"><text:span text:style-name="T1"><text:s text:c="4"/></text:span><text:span text:style-name="T2">0</text:span></text:p>
      <text:p text:style-name="P21"><text:span text:style-name="T1"><text:s text:c="2"/></text:span>],</text:p>
      <text:p text:style-name="P21"><text:span text:style-name="T1"><text:s text:c="2"/>"gatewayRelayIds"</text:span>:<text:span text:style-name="T1"> </text:span>[</text:p>
      <text:p text:style-name="P21"><text:span text:style-name="T1"><text:s text:c="4"/></text:span><text:span text:style-name="T2">0</text:span></text:p>
      <text:p text:style-name="P21"><text:span text:style-name="T1"><text:s text:c="2"/></text:span>]</text:p>
      <text:p text:style-name="P24">}</text:p>
      <text:p text:style-name="P1">Returned JSON structure:</text:p>
      <text:p text:style-name="P1"/>
      <text:p text:style-name="P18">{</text:p>
      <text:p text:style-name="P18"><text:span text:style-name="T1"><text:s text:c="2"/>"id"</text:span>:<text:span text:style-name="T1"> </text:span><text:span text:style-name="T2">0</text:span>,</text:p>
      <text:p text:style-name="P18"><text:span text:style-name="T1"><text:s text:c="2"/>"name"</text:span>:<text:span text:style-name="T1"> "string"</text:span>,</text:p>
      <text:p text:style-name="P18"><text:span text:style-name="T1"><text:s text:c="2"/>"operator"</text:span>:<text:span text:style-name="T1"> "string"</text:span>,</text:p>
      <text:p text:style-name="P18"><text:span text:style-name="T1"><text:s text:c="2"/>"authenticationInfo"</text:span>:<text:span text:style-name="T1"> "string"</text:span>,</text:p>
      <text:p text:style-name="P18"><text:span text:style-name="T1"><text:s text:c="2"/>"secure"</text:span>:<text:span text:style-name="T1"> </text:span>true,</text:p>
      <text:p text:style-name="P18"><text:span text:style-name="T1"><text:s text:c="2"/>"neighbor"</text:span>:<text:span text:style-name="T1"> </text:span>true,</text:p>
      <text:p text:style-name="P18"><text:span text:style-name="T1"><text:s text:c="2"/>"ownCloud"</text:span>:<text:span text:style-name="T1"> false</text:span>,</text:p>
      <text:p text:style-name="P18"><text:span text:style-name="T1"><text:s text:c="2"/>"gatekeeperRelays"</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address"</text:span>:<text:span text:style-name="T1"> "string"</text:span>,</text:p>
      <text:p text:style-name="P18"><text:span text:style-name="T1"><text:s text:c="6"/>"port"</text:span>:<text:span text:style-name="T1"> </text:span><text:span text:style-name="T2">0</text:span>,</text:p>
      <text:p text:style-name="P18"><text:span text:style-name="T1"><text:s text:c="6"/>"type"</text:span>:<text:span text:style-name="T1"> "GATEKEEPER_RELAY"</text:span>,</text:p>
      <text:p text:style-name="P18"><text:span text:style-name="T1"><text:s text:c="6"/>"exclusive"</text:span>:<text:span text:style-name="T1"> false</text:span>,</text:p>
      <text:p text:style-name="P18"><text:span text:style-name="T1"><text:s text:c="6"/>"secure"</text:span>:<text:span text:style-name="T1"> </text:span>true,</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18"><text:span text:style-name="T1"><text:s text:c="2"/>"gatewayRelays"</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address"</text:span>:<text:span text:style-name="T1"> "string"</text:span>,</text:p>
      <text:p text:style-name="P18"><text:span text:style-name="T1"><text:s text:c="6"/>"port"</text:span>:<text:span text:style-name="T1"> </text:span><text:span text:style-name="T2">0</text:span>,</text:p>
      <text:p text:style-name="P18"><text:span text:style-name="T1"><text:s text:c="6"/>"type"</text:span>:<text:span text:style-name="T1"> "GATEWAY_RELAY"</text:span>,</text:p>
      <text:p text:style-name="P18"><text:span text:style-name="T1"><text:s text:c="6"/>"exclusive"</text:span>:<text:span text:style-name="T1"> </text:span>true,</text:p>
      <text:p text:style-name="P18"><text:span text:style-name="T1"><text:s text:c="6"/>"secure"</text:span>:<text:span text:style-name="T1"> </text:span>true,</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18"><text:span text:style-name="T1"><text:s text:c="2"/>"createdAt"</text:span>:<text:span text:style-name="T1"> "string"</text:span>,</text:p>
      <text:p text:style-name="P18"><text:span text:style-name="T1"><text:s text:c="2"/>"updatedAt"</text:span>:<text:span text:style-name="T1"> "string"</text:span></text:p>
      <text:p text:style-name="P20">}</text:p>
      <text:p text:style-name="P1"><text:span text:style-name="T3"/></text:p>
      <text:p text:style-name="P12"><text:span text:style-name="T4">4.1.2 version</text:span>: Not existed.</text:p>
      <text:p text:style-name="P12"/>
      <text:p text:style-name="Standard"><text:span text:style-name="T3">Uri</text:span>: /gatekeeper/mgmt/relays </text:p>
      <text:p text:style-name="Standard"><text:span text:style-name="T3">Type</text:span>: GET</text:p>
      <text:p text:style-name="Standard"><text:span text:style-name="T3">Query params</text:span>: </text:p>
      <text:list xml:id="list7001664612720685521" text:style-name="L3">
        <text:list-item>
          <text:p text:style-name="P9"><text:span text:style-name="T4">page</text:span> – zero-based page index (optional),</text:p>
        </text:list-item>
        <text:list-item>
          <text:p text:style-name="P9"><text:span text:style-name="T4">item_per_page</text:span> – maximum number of items returned (optional),</text:p>
        </text:list-item>
        <text:list-item>
          <text:p text:style-name="P9"><text:span text:style-name="T4">sort_field</text:span> – sort field (optional, default: id, possible values: id, address. port, createdAt, updatedAt),</text:p>
        </text:list-item>
        <text:list-item>
          <text:p text:style-name="P9"><text:span text:style-name="T4">direction</text:span> – direction of sorting (optional, default: ASC, possible values: ASC or DESC)</text:p>
          <text:p text:style-name="P9"/>
        </text:list-item>
      </text:list>
      <text:p text:style-name="P1">Returns a page of relay records. If page and item_per_page are not defined, returns all records. </text:p>
      <text:p text:style-name="P1"><text:soft-page-break/>Returned JSON structure:</text:p>
      <text:p text:style-name="P1"/>
      <text:p text:style-name="P18">{</text:p>
      <text:p text:style-name="P18"><text:span text:style-name="T1"><text:s text:c="2"/>"count"</text:span>:<text:span text:style-name="T1"> </text:span><text:span text:style-name="T2">0</text:span>,</text:p>
      <text:p text:style-name="P18"><text:span text:style-name="T1"><text:s text:c="2"/>"data"</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address"</text:span>:<text:span text:style-name="T1"> "string"</text:span>,</text:p>
      <text:p text:style-name="P18"><text:span text:style-name="T1"><text:s text:c="6"/>"port"</text:span>:<text:span text:style-name="T1"> </text:span><text:span text:style-name="T2">0</text:span>,</text:p>
      <text:p text:style-name="P18"><text:span text:style-name="T1"><text:s text:c="6"/>"type"</text:span>:<text:span text:style-name="T1"> "GATEKEEPER_RELAY"</text:span>,</text:p>
      <text:p text:style-name="P18"><text:span text:style-name="T1"><text:s text:c="6"/>"exclusive"</text:span>:<text:span text:style-name="T1"> false</text:span>,</text:p>
      <text:p text:style-name="P18"><text:span text:style-name="T1"><text:s text:c="6"/>"secure"</text:span>:<text:span text:style-name="T1"> true</text:span>,</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23">}</text:p>
      <text:p text:style-name="P1"><text:span text:style-name="T4">4.1.2 version</text:span>: GET /gatekeeper/mgmt/brokers</text:p>
      <text:p text:style-name="P1">This version always returned all records in an array of JSON objects. The objects did not contain any time information. In this version we used brokers only to provide communication channel between consumer and provider in different clouds with no direct access. Gatekeepers communicates directly, so there was no need for broker type. Also, exclusive broker concept did not exist at that time.</text:p>
      <text:p text:style-name="P1"/>
      <text:p text:style-name="Standard"><text:span text:style-name="T3">Uri</text:span>: /gatekeeper/mgmt/relays</text:p>
      <text:p text:style-name="Standard"><text:span text:style-name="T3">Type</text:span>: POST</text:p>
      <text:p text:style-name="Standard"/>
      <text:p text:style-name="P1">Creates records records and returns the newly created records.</text:p>
      <text:p text:style-name="P1"/>
      <text:p text:style-name="P1">Input JSON structure:</text:p>
      <text:p text:style-name="P1"/>
      <text:p text:style-name="P5">[</text:p>
      <text:p text:style-name="P18"><text:span text:style-name="T1"><text:s text:c="2"/></text:span>{</text:p>
      <text:p text:style-name="P18"><text:span text:style-name="T1"><text:s text:c="4"/>"address"</text:span>:<text:span text:style-name="T1"> "string"</text:span>,</text:p>
      <text:p text:style-name="P18"><text:span text:style-name="T1"><text:s text:c="4"/>"port"</text:span>:<text:span text:style-name="T1"> </text:span><text:span text:style-name="T2">0</text:span>,</text:p>
      <text:p text:style-name="P18"><text:span text:style-name="T1"><text:s text:c="4"/>"type"</text:span>:<text:span text:style-name="T1"> "string"</text:span></text:p>
      <text:p text:style-name="P18"><text:span text:style-name="T1"><text:s text:c="4"/>"exclusive"</text:span>:<text:span text:style-name="T1"> </text:span>true,</text:p>
      <text:p text:style-name="P18"><text:span text:style-name="T1"><text:s text:c="4"/>"secure"</text:span>:<text:span text:style-name="T1"> </text:span>true,</text:p>
      <text:p text:style-name="P18"><text:span text:style-name="T1"><text:s text:c="2"/></text:span>}</text:p>
      <text:p text:style-name="P23">]</text:p>
      <text:p text:style-name="P1">Possible values for type are:</text:p>
      <text:list xml:id="list1879845953906544477" text:style-name="L5">
        <text:list-item>
          <text:p text:style-name="P8"><text:s/>GATEKEEPER_RELAY,</text:p>
        </text:list-item>
        <text:list-item>
          <text:p text:style-name="P8"><text:s/>GATEWAY_RELAY and </text:p>
        </text:list-item>
        <text:list-item>
          <text:p text:style-name="P8"><text:s/>GENERAL_RELAY (if you want to use a relay for both purposes)</text:p>
        </text:list-item>
      </text:list>
      <text:p text:style-name="P1">Only GATEWAY_RELAY can be exclusive.</text:p>
      <text:p text:style-name="P1"/>
      <text:p text:style-name="P1">Returned JSON structure:</text:p>
      <text:p text:style-name="P1"/>
      <text:p text:style-name="P5">{</text:p>
      <text:p text:style-name="P18"><text:span text:style-name="T1"><text:s text:c="2"/>"count"</text:span>:<text:span text:style-name="T1"> </text:span><text:span text:style-name="T2">0</text:span>,</text:p>
      <text:p text:style-name="P18"><text:span text:style-name="T1"><text:s text:c="2"/>"data"</text:span>:<text:span text:style-name="T1"> </text:span>[</text:p>
      <text:p text:style-name="P18"><text:span text:style-name="T1"><text:s text:c="4"/></text:span>{</text:p>
      <text:p text:style-name="P18"><text:span text:style-name="T1"><text:s text:c="6"/>"id"</text:span>:<text:span text:style-name="T1"> </text:span><text:span text:style-name="T2">0</text:span>,</text:p>
      <text:p text:style-name="P18"><text:span text:style-name="T1"><text:s text:c="6"/>"address"</text:span>:<text:span text:style-name="T1"> "string"</text:span>,</text:p>
      <text:p text:style-name="P18"><text:span text:style-name="T1"><text:s text:c="6"/>"port"</text:span>:<text:span text:style-name="T1"> </text:span><text:span text:style-name="T2">0</text:span>,</text:p>
      <text:p text:style-name="P18"><text:span text:style-name="T1"><text:s text:c="6"/>"type"</text:span>:<text:span text:style-name="T1"> "GATEWAY_RELAY"</text:span>,</text:p>
      <text:p text:style-name="P18"><text:soft-page-break/><text:span text:style-name="T1"><text:s text:c="6"/>"exclusive"</text:span>:<text:span text:style-name="T1"> </text:span>true,</text:p>
      <text:p text:style-name="P18"><text:span text:style-name="T1"><text:s text:c="6"/>"secure"</text:span>:<text:span text:style-name="T1"> </text:span>true,</text:p>
      <text:p text:style-name="P18"><text:span text:style-name="T1"><text:s text:c="6"/>"createdAt"</text:span>:<text:span text:style-name="T1"> "string"</text:span>,</text:p>
      <text:p text:style-name="P18"><text:span text:style-name="T1"><text:s text:c="6"/>"updatedAt"</text:span>:<text:span text:style-name="T1"> "string"</text:span></text:p>
      <text:p text:style-name="P18"><text:span text:style-name="T1"><text:s text:c="4"/></text:span>}</text:p>
      <text:p text:style-name="P18"><text:span text:style-name="T1"><text:s text:c="2"/></text:span>]</text:p>
      <text:p text:style-name="P23">}</text:p>
      <text:p text:style-name="P1"><text:span text:style-name="T4">4.1.2 version</text:span>: POST /gatekeeper/mgmt/brokers</text:p>
      <text:p text:style-name="P2">This version used different input JSON: no type and exclusive flag. Also, the returning JSON did not contain time information.</text:p>
      <text:p text:style-name="P1"><text:span text:style-name="T3">Uri</text:span><text:span text:style-name="T7">:</text:span><text:span text:style-name="T3"> </text:span><text:span text:style-name="T7">/gatekeeper/mgmt/relays/address/{address}/port/{port}</text:span></text:p>
      <text:p text:style-name="P13">Type<text:span text:style-name="T7">: GET</text:span></text:p>
      <text:p text:style-name="P13"><text:span text:style-name="T7"/></text:p>
      <text:p text:style-name="P13"><text:span text:style-name="T7">Returns the relay record specified by address and port path parameters.</text:span></text:p>
      <text:p text:style-name="P13"><text:span text:style-name="T7"/></text:p>
      <text:p text:style-name="P13"><text:span text:style-name="T7">Returned JSON structure:</text:span></text:p>
      <text:p text:style-name="P13"><text:span text:style-name="T7"/></text:p>
      <text:p text:style-name="P15">{</text:p>
      <text:p text:style-name="P18"><text:span text:style-name="T1"><text:s text:c="2"/>"id"</text:span>:<text:span text:style-name="T1"> </text:span><text:span text:style-name="T2">0</text:span>,</text:p>
      <text:p text:style-name="P18"><text:span text:style-name="T1"><text:s text:c="2"/>"address"</text:span>:<text:span text:style-name="T1"> "string"</text:span>,</text:p>
      <text:p text:style-name="P18"><text:span text:style-name="T1"><text:s text:c="2"/>"port"</text:span>:<text:span text:style-name="T1"> </text:span><text:span text:style-name="T2">0</text:span>,</text:p>
      <text:p text:style-name="P18"><text:span text:style-name="T1"><text:s text:c="2"/>"type"</text:span>:<text:span text:style-name="T1"> "GATEWAY_RELAY"</text:span>,</text:p>
      <text:p text:style-name="P18"><text:span text:style-name="T1"><text:s text:c="2"/>"exclusive"</text:span>:<text:span text:style-name="T1"> </text:span>true,</text:p>
      <text:p text:style-name="P18"><text:span text:style-name="T1"><text:s text:c="2"/>"secure"</text:span>:<text:span text:style-name="T1"> </text:span>true,</text:p>
      <text:p text:style-name="P18"><text:span text:style-name="T1"><text:s text:c="2"/>"createdAt"</text:span>:<text:span text:style-name="T1"> "string"</text:span>,</text:p>
      <text:p text:style-name="P18"><text:span text:style-name="T1"><text:s text:c="2"/>"updatedAt"</text:span>:<text:span text:style-name="T1"> "string"</text:span></text:p>
      <text:p text:style-name="P22"><text:span text:style-name="T7">}</text:span></text:p>
      <text:p text:style-name="P12"/>
      <text:p text:style-name="P12"><text:span text:style-name="T4">4.1.2 version</text:span>: GET /gatekeeper/mgmt/brokers/address/{address}/port/{port}</text:p>
      <text:p text:style-name="P12">The returning JSON did not contain type, exclusive flag nor any time information.</text:p>
      <text:p text:style-name="P1"><text:span text:style-name="T3"/></text:p>
      <text:p text:style-name="P1"><text:span text:style-name="T3">Uri</text:span>: /gatekeeper/mgmt/relays/{id} </text:p>
      <text:p text:style-name="Standard"><text:span text:style-name="T3">Type</text:span>: GET</text:p>
      <text:p text:style-name="Standard"/>
      <text:p text:style-name="P1">Returns the relay record specified by the id path parameter.</text:p>
      <text:p text:style-name="P1"/>
      <text:p text:style-name="P1">Returned JSON structure: </text:p>
      <text:p text:style-name="P1"/>
      <text:p text:style-name="P15">{</text:p>
      <text:p text:style-name="P18"><text:span text:style-name="T1"><text:s text:c="2"/>"id"</text:span>:<text:span text:style-name="T1"> </text:span><text:span text:style-name="T2">0</text:span>,</text:p>
      <text:p text:style-name="P18"><text:span text:style-name="T1"><text:s text:c="2"/>"address"</text:span>:<text:span text:style-name="T1"> "string"</text:span>,</text:p>
      <text:p text:style-name="P18"><text:span text:style-name="T1"><text:s text:c="2"/>"port"</text:span>:<text:span text:style-name="T1"> </text:span><text:span text:style-name="T2">0</text:span>,</text:p>
      <text:p text:style-name="P18"><text:span text:style-name="T1"><text:s text:c="2"/>"type"</text:span>:<text:span text:style-name="T1"> "GATEWAY_RELAY"</text:span>,</text:p>
      <text:p text:style-name="P18"><text:span text:style-name="T1"><text:s text:c="2"/>"exclusive"</text:span>:<text:span text:style-name="T1"> </text:span>true,</text:p>
      <text:p text:style-name="P18"><text:span text:style-name="T1"><text:s text:c="2"/>"secure"</text:span>:<text:span text:style-name="T1"> </text:span>true,</text:p>
      <text:p text:style-name="P18"><text:span text:style-name="T1"><text:s text:c="2"/>"createdAt"</text:span>:<text:span text:style-name="T1"> "string"</text:span>,</text:p>
      <text:p text:style-name="P18"><text:span text:style-name="T1"><text:s text:c="2"/>"updatedAt"</text:span>:<text:span text:style-name="T1"> "string"</text:span></text:p>
      <text:p text:style-name="P22"><text:span text:style-name="T7">}</text:span></text:p>
      <text:p text:style-name="Preformatted_20_Text"/>
      <text:p text:style-name="P1"><text:span text:style-name="T4">4.1.2 version</text:span>: Not existed.</text:p>
      <text:p text:style-name="P1"/>
      <text:p text:style-name="P1"><text:span text:style-name="T3">Uri</text:span>: /gatekeeper/mgmt/relays/{id} </text:p>
      <text:p text:style-name="Standard"><text:span text:style-name="T3">Type</text:span>: PUT</text:p>
      <text:p text:style-name="Standard"/>
      <text:p text:style-name="P1">Updates the relay specified by id path parameter and returns the updated record.</text:p>
      <text:p text:style-name="P1"><text:soft-page-break/></text:p>
      <text:p text:style-name="P1">Input JSON:</text:p>
      <text:p text:style-name="P15">{</text:p>
      <text:p text:style-name="P18"><text:span text:style-name="T1"><text:s text:c="2"/>"address"</text:span>:<text:span text:style-name="T1"> "string"</text:span>,</text:p>
      <text:p text:style-name="P18"><text:span text:style-name="T1"><text:s text:c="2"/>"port"</text:span>:<text:span text:style-name="T1"> </text:span><text:span text:style-name="T2">0</text:span>,</text:p>
      <text:p text:style-name="P18"><text:span text:style-name="T1"><text:s text:c="2"/>"type"</text:span>:<text:span text:style-name="T1"> "string"</text:span></text:p>
      <text:p text:style-name="P18"><text:span text:style-name="T1"><text:s text:c="2"/>"exclusive"</text:span>:<text:span text:style-name="T1"> </text:span>true,</text:p>
      <text:p text:style-name="P18"><text:span text:style-name="T1"><text:s text:c="2"/>"secure"</text:span>:<text:span text:style-name="T1"> </text:span>true,</text:p>
      <text:p text:style-name="P18">}</text:p>
      <text:p text:style-name="P1"/>
      <text:p text:style-name="P1">Possible values for type are:</text:p>
      <text:list xml:id="list36676001" text:continue-numbering="true" text:style-name="L5">
        <text:list-item>
          <text:p text:style-name="P8"><text:s/>GATEKEEPER_RELAY,</text:p>
        </text:list-item>
        <text:list-item>
          <text:p text:style-name="P8"><text:s/>GATEWAY_RELAY and </text:p>
        </text:list-item>
        <text:list-item>
          <text:p text:style-name="P8"><text:s/>GENERAL_RELAY (if you want to use a relay for both purposes)</text:p>
        </text:list-item>
      </text:list>
      <text:p text:style-name="P1">Only GATEWAY_RELAY can be exclusive.</text:p>
      <text:p text:style-name="P1"/>
      <text:p text:style-name="P1">Returned JSON structure: </text:p>
      <text:p text:style-name="P1"/>
      <text:p text:style-name="P15">{</text:p>
      <text:p text:style-name="P18"><text:span text:style-name="T1"><text:s text:c="2"/>"id"</text:span>:<text:span text:style-name="T1"> </text:span><text:span text:style-name="T2">0</text:span>,</text:p>
      <text:p text:style-name="P18"><text:span text:style-name="T1"><text:s text:c="2"/>"address"</text:span>:<text:span text:style-name="T1"> "string"</text:span>,</text:p>
      <text:p text:style-name="P18"><text:span text:style-name="T1"><text:s text:c="2"/>"port"</text:span>:<text:span text:style-name="T1"> </text:span><text:span text:style-name="T2">0</text:span>,</text:p>
      <text:p text:style-name="P18"><text:span text:style-name="T1"><text:s text:c="2"/>"type"</text:span>:<text:span text:style-name="T1"> "GATEWAY_RELAY"</text:span>,</text:p>
      <text:p text:style-name="P18"><text:span text:style-name="T1"><text:s text:c="2"/>"exclusive"</text:span>:<text:span text:style-name="T1"> </text:span>true,</text:p>
      <text:p text:style-name="P18"><text:span text:style-name="T1"><text:s text:c="2"/>"secure"</text:span>:<text:span text:style-name="T1"> </text:span>true,</text:p>
      <text:p text:style-name="P18"><text:span text:style-name="T1"><text:s text:c="2"/>"createdAt"</text:span>:<text:span text:style-name="T1"> "string"</text:span>,</text:p>
      <text:p text:style-name="P18"><text:span text:style-name="T1"><text:s text:c="2"/>"updatedAt"</text:span>:<text:span text:style-name="T1"> "string"</text:span></text:p>
      <text:p text:style-name="P22"><text:span text:style-name="T7">}</text:span></text:p>
      <text:p text:style-name="Preformatted_20_Text"/>
      <text:p text:style-name="P1"><text:span text:style-name="T4">4.1.2 version</text:span>: PUT /gatekeeper/mgmt/brokers/{brokerId}</text:p>
      <text:p text:style-name="P2">This version used different input JSON: no type and exclusive flag. Also, the returning JSON did not contain time information.</text:p>
      <text:p text:style-name="Standard"><text:span text:style-name="T3">Uri</text:span>: /gatekeeper/mgmt/relays/{id} </text:p>
      <text:p text:style-name="Standard"><text:span text:style-name="T3">Type</text:span>: DELETE</text:p>
      <text:p text:style-name="Standard"/>
      <text:p text:style-name="P1">Removes the relay record specified by the id path parameter. It is not allowed to remove the only gatekeeper relay of a cloud.</text:p>
      <text:p text:style-name="P1"/>
      <text:p text:style-name="P1"><text:span text:style-name="T4">4.1.2 version</text:span>: DELETE /gatekeeper/mgmt/broker/{brokerId}</text:p>
      <text:p text:style-name="P2">Basically is the same than the new version.</text:p>
      <text:p text:style-name="Standard"><text:span text:style-name="T3">The following services are no longer exist</text:span>:</text:p>
      <text:p text:style-name="Standard"/>
      <text:list xml:id="list7788188940783066492" text:style-name="L4">
        <text:list-item>
          <text:p text:style-name="P10">GET /gatekeeper/mgmt/neighborhood/operator/{operator}/cloudname/{cloudName}</text:p>
        </text:list-item>
        <text:list-item>
          <text:p text:style-name="P10">DELETE /gatekeeper/mgmt/neighborhood/operator/{operator}/cloudname/{cloudName}</text:p>
        </text:list-item>
        <text:list-item>
          <text:p text:style-name="P10">GET /gatekeeper/mgmt/brokers/brokername/{brokerName}</text:p>
        </text:list-item>
        <text:list-item>
          <text:p text:style-name="P10">GET /getekeeper/mgmt/brokers/address/{address}</text:p>
        </text:list-item>
      </text:list>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9-09-18T09:30:36.40</meta:creation-date>
    <meta:generator>OpenOffice/4.1.1$Win32 OpenOffice.org_project/411m6$Build-9775</meta:generator>
    <dc:date>2019-09-18T16:45:43.61</dc:date>
    <dc:creator>A B</dc:creator>
    <meta:editing-duration>PT7H8M41S</meta:editing-duration>
    <meta:editing-cycles>51</meta:editing-cycles>
    <meta:document-statistic meta:table-count="0" meta:image-count="0" meta:object-count="0" meta:page-count="9" meta:paragraph-count="411" meta:word-count="1444" meta:character-count="11682"/>
  </office:meta>
</office:document-meta>
</file>